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66ff" draw:textarea-horizontal-align="justify" draw:textarea-vertical-align="middle" draw:auto-grow-height="false" fo:min-height="0.926cm" fo:min-width="0.676cm"/>
    </style:style>
    <style:style style:name="gr2" style:family="graphic" style:parent-style-name="standard">
      <style:graphic-properties draw:fill-color="#0066ff" draw:textarea-horizontal-align="justify" draw:textarea-vertical-align="middle" draw:auto-grow-height="false" fo:min-height="0.737cm" fo:min-width="0.396cm"/>
    </style:style>
    <style:style style:name="gr3" style:family="graphic" style:parent-style-name="standard">
      <style:graphic-properties svg:stroke-width="0.081cm" draw:marker-start-width="0.321cm" draw:marker-end-width="0.321cm" draw:fill-color="#0066ff" draw:textarea-horizontal-align="justify" draw:textarea-vertical-align="middle" draw:auto-grow-height="false" fo:min-height="0.386cm" fo:min-width="0.136cm" fo:padding-top="0.165cm" fo:padding-bottom="0.165cm" fo:padding-left="0.29cm" fo:padding-right="0.29cm"/>
    </style:style>
    <style:style style:name="gr4" style:family="graphic" style:parent-style-name="standard">
      <style:graphic-properties svg:stroke-width="0.081cm" draw:marker-start-width="0.321cm" draw:marker-end-width="0.321cm" draw:fill-color="#0066ff" draw:textarea-horizontal-align="justify" draw:textarea-vertical-align="middle" draw:auto-grow-height="false" fo:min-height="0.322cm" fo:min-width="0.136cm" fo:padding-top="0.165cm" fo:padding-bottom="0.165cm" fo:padding-left="0.29cm" fo:padding-right="0.29cm"/>
    </style:style>
    <style:style style:name="gr5" style:family="graphic" style:parent-style-name="standard">
      <style:graphic-properties svg:stroke-width="0.081cm" draw:marker-start-width="0.321cm" draw:marker-end-width="0.321cm" draw:fill-color="#0066ff" draw:textarea-horizontal-align="justify" draw:textarea-vertical-align="middle" draw:auto-grow-height="false" fo:min-height="1.021cm" fo:min-width="0.335cm" fo:padding-top="0.165cm" fo:padding-bottom="0.165cm" fo:padding-left="0.29cm" fo:padding-right="0.29cm"/>
    </style:style>
    <style:style style:name="gr6" style:family="graphic" style:parent-style-name="standard">
      <style:graphic-properties draw:fill-color="#cc9900" draw:textarea-horizontal-align="justify" draw:textarea-vertical-align="middle" draw:auto-grow-height="false" fo:min-height="0.926cm" fo:min-width="0.676cm"/>
    </style:style>
    <style:style style:name="gr7" style:family="graphic" style:parent-style-name="standard">
      <style:graphic-properties draw:fill-color="#cc9900" draw:textarea-horizontal-align="justify" draw:textarea-vertical-align="middle" draw:auto-grow-height="false" fo:min-height="0.646cm" fo:min-width="0.396cm"/>
    </style:style>
    <style:style style:name="gr8" style:family="graphic" style:parent-style-name="standard">
      <style:graphic-properties draw:fill-color="#cc9900" draw:textarea-horizontal-align="justify" draw:textarea-vertical-align="middle" draw:auto-grow-height="false" fo:min-height="0.386cm" fo:min-width="0.199cm"/>
    </style:style>
    <style:style style:name="gr9" style:family="graphic" style:parent-style-name="standard">
      <style:graphic-properties draw:fill-color="#cc9900" draw:textarea-horizontal-align="justify" draw:textarea-vertical-align="middle" draw:auto-grow-height="false" fo:min-height="0.385cm" fo:min-width="0.199cm"/>
    </style:style>
    <style:style style:name="gr10" style:family="graphic" style:parent-style-name="standard">
      <style:graphic-properties draw:fill-color="#cc9900" draw:textarea-horizontal-align="justify" draw:textarea-vertical-align="middle" draw:auto-grow-height="false" fo:min-height="1.021cm" fo:min-width="0.335cm"/>
    </style:style>
    <style:style style:name="gr11" style:family="graphic" style:parent-style-name="standard">
      <style:graphic-properties draw:stroke="none" svg:stroke-color="#000000" draw:fill="solid" draw:fill-color="#dddddd" fo:min-height="1.02cm" draw:shadow="hidden"/>
    </style:style>
    <style:style style:name="gr12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svg:stroke-width="0.081cm" draw:marker-start-width="0.321cm" draw:marker-end-width="0.321cm" draw:fill="solid" draw:fill-color="#00cc33" draw:textarea-horizontal-align="justify" draw:textarea-vertical-align="middle" draw:auto-grow-height="false" fo:min-height="0.926cm" fo:min-width="0.676cm" fo:padding-top="0.165cm" fo:padding-bottom="0.165cm" fo:padding-left="0.29cm" fo:padding-right="0.29cm"/>
    </style:style>
    <style:style style:name="gr14" style:family="graphic" style:parent-style-name="standard">
      <style:graphic-properties svg:stroke-width="0.081cm" draw:marker-start-width="0.321cm" draw:marker-end-width="0.321cm" draw:fill="solid" draw:fill-color="#00cc33" draw:textarea-horizontal-align="justify" draw:textarea-vertical-align="middle" draw:auto-grow-height="false" fo:min-height="0.737cm" fo:min-width="0.396cm" fo:padding-top="0.165cm" fo:padding-bottom="0.165cm" fo:padding-left="0.29cm" fo:padding-right="0.29cm"/>
    </style:style>
    <style:style style:name="gr15" style:family="graphic" style:parent-style-name="standard">
      <style:graphic-properties svg:stroke-width="0.081cm" draw:marker-start-width="0.321cm" draw:marker-end-width="0.321cm" draw:fill="solid" draw:fill-color="#00cc33" draw:textarea-horizontal-align="justify" draw:textarea-vertical-align="middle" draw:auto-grow-height="false" fo:min-height="0.386cm" fo:min-width="0.136cm" fo:padding-top="0.165cm" fo:padding-bottom="0.165cm" fo:padding-left="0.29cm" fo:padding-right="0.29cm"/>
    </style:style>
    <style:style style:name="gr16" style:family="graphic" style:parent-style-name="standard">
      <style:graphic-properties svg:stroke-width="0.081cm" draw:marker-start-width="0.321cm" draw:marker-end-width="0.321cm" draw:fill="solid" draw:fill-color="#00cc33" draw:textarea-horizontal-align="justify" draw:textarea-vertical-align="middle" draw:auto-grow-height="false" fo:min-height="0.322cm" fo:min-width="0.136cm" fo:padding-top="0.165cm" fo:padding-bottom="0.165cm" fo:padding-left="0.29cm" fo:padding-right="0.29cm"/>
    </style:style>
    <style:style style:name="gr17" style:family="graphic" style:parent-style-name="standard">
      <style:graphic-properties svg:stroke-width="0.081cm" draw:marker-start-width="0.321cm" draw:marker-end-width="0.321cm" draw:fill="solid" draw:fill-color="#00cc33" draw:textarea-horizontal-align="justify" draw:textarea-vertical-align="middle" draw:auto-grow-height="false" fo:min-height="1.021cm" fo:min-width="0.335cm" fo:padding-top="0.165cm" fo:padding-bottom="0.165cm" fo:padding-left="0.29cm" fo:padding-right="0.29cm"/>
    </style:style>
    <style:style style:name="gr18" style:family="graphic" style:parent-style-name="objectwithoutfill">
      <style:graphic-properties svg:stroke-width="0.081cm" draw:marker-start-width="0.321cm" draw:marker-end="Arrow" draw:marker-end-width="0.421cm" draw:fill="solid" draw:fill-color="#00cc33" draw:textarea-vertical-align="middle" fo:padding-top="0.165cm" fo:padding-bottom="0.165cm" fo:padding-left="0.29cm" fo:padding-right="0.29cm"/>
    </style:style>
    <style:style style:name="P1" style:family="paragraph">
      <loext:graphic-properties draw:fill-color="#0066ff"/>
      <style:paragraph-properties fo:margin-top="0.305cm" fo:margin-bottom="0cm" fo:text-align="center"/>
    </style:style>
    <style:style style:name="P2" style:family="paragraph">
      <loext:graphic-properties draw:fill-color="#0066ff"/>
      <style:paragraph-properties fo:text-align="center"/>
    </style:style>
    <style:style style:name="P3" style:family="paragraph">
      <loext:graphic-properties draw:fill-color="#0066ff"/>
      <style:paragraph-properties fo:margin-top="0cm" fo:margin-bottom="0cm" fo:text-align="center"/>
    </style:style>
    <style:style style:name="P4" style:family="paragraph">
      <loext:graphic-properties draw:fill-color="#cc9900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dddddd"/>
      <style:paragraph-properties fo:text-align="center"/>
    </style:style>
    <style:style style:name="P7" style:family="paragraph">
      <loext:graphic-properties draw:fill="none"/>
      <style:paragraph-properties fo:margin-top="0cm" fo:margin-bottom="0cm" fo:text-align="center"/>
    </style:style>
    <style:style style:name="P8" style:family="paragraph">
      <loext:graphic-properties draw:fill="solid" draw:fill-color="#00cc33"/>
      <style:paragraph-properties fo:margin-top="0cm" fo:margin-bottom="0cm"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27cm" svg:height="1.27cm" svg:x="1.508cm" svg:y="2.27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xml:id="id5" draw:id="id5" draw:layer="layout" svg:width="1.27cm" svg:height="1.397cm" svg:x="7.35cm" svg:y="2.143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2" xml:id="id9" draw:id="id9" draw:layer="layout" svg:width="1.27cm" svg:height="1.397cm" svg:x="10.398cm" svg:y="2.143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1" xml:id="id7" draw:id="id7" draw:layer="layout" svg:width="1.27cm" svg:height="1.397cm" svg:x="8.874cm" svg:y="2.143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" draw:text-style-name="P3" xml:id="id6" draw:id="id6" draw:layer="layout" svg:width="1.27cm" svg:height="1.27cm" svg:x="7.35cm" svg:y="6.08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3" xml:id="id2" draw:id="id2" draw:layer="layout" svg:width="1.27cm" svg:height="1.143cm" svg:x="1.635cm" svg:y="6.207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4" draw:text-style-name="P3" xml:id="id11" draw:id="id11" draw:layer="layout" svg:width="1.27cm" svg:height="1.143cm" svg:x="5.318cm" svg:y="6.207cm">
          <text:p/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ustom-shape draw:style-name="gr5" draw:text-style-name="P3" xml:id="id13" draw:id="id13" draw:layer="layout" svg:width="1.397cm" svg:height="1.27cm" svg:x="6.334cm" svg:y="10.398cm">
          <text:p/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6" draw:text-style-name="P4" draw:layer="layout" svg:width="1.27cm" svg:height="1.27cm" svg:x="13.7cm" svg:y="2.27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4" draw:layer="layout" svg:width="1.27cm" svg:height="1.27cm" svg:x="13.7cm" svg:y="4.8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8" draw:text-style-name="P4" draw:layer="layout" svg:width="1.397cm" svg:height="1.27cm" svg:x="13.7cm" svg:y="7.35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8" draw:text-style-name="P4" draw:layer="layout" svg:width="1.397cm" svg:height="1.27cm" svg:x="13.7cm" svg:y="9.89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9" draw:text-style-name="P4" draw:layer="layout" svg:width="1.397cm" svg:height="1.27cm" svg:x="13.7cm" svg:y="12.43cm">
          <text:p/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ustom-shape draw:style-name="gr10" draw:text-style-name="P4" draw:layer="layout" svg:width="1.397cm" svg:height="1.27cm" svg:x="13.7cm" svg:y="14.97cm">
          <text:p/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frame draw:style-name="gr11" draw:text-style-name="P6" draw:layer="layout" svg:width="3.937cm" svg:height="1.27cm" svg:x="16.113cm" svg:y="2.27cm">
          <draw:text-box>
            <text:p text:style-name="P5">DOT</text:p>
          </draw:text-box>
        </draw:frame>
        <draw:frame draw:style-name="gr11" draw:text-style-name="P6" draw:layer="layout" svg:width="3.937cm" svg:height="1.27cm" svg:x="16.24cm" svg:y="14.97cm">
          <draw:text-box>
            <text:p text:style-name="P5">AXPY</text:p>
          </draw:text-box>
        </draw:frame>
        <draw:frame draw:style-name="gr11" draw:text-style-name="P6" draw:layer="layout" svg:width="3.937cm" svg:height="1.27cm" svg:x="16.24cm" svg:y="12.43cm">
          <draw:text-box>
            <text:p text:style-name="P5">Beta</text:p>
          </draw:text-box>
        </draw:frame>
        <draw:frame draw:style-name="gr11" draw:text-style-name="P6" draw:layer="layout" svg:width="3.937cm" svg:height="1.27cm" svg:x="16.24cm" svg:y="10.017cm">
          <draw:text-box>
            <text:p text:style-name="P5">Alpha</text:p>
          </draw:text-box>
        </draw:frame>
        <draw:frame draw:style-name="gr11" draw:text-style-name="P6" draw:layer="layout" svg:width="3.937cm" svg:height="1.27cm" svg:x="16.206cm" svg:y="7.382cm">
          <draw:text-box>
            <text:p text:style-name="P5">SpMV</text:p>
          </draw:text-box>
        </draw:frame>
        <draw:frame draw:style-name="gr11" draw:text-style-name="P6" draw:layer="layout" svg:width="3.937cm" svg:height="1.27cm" svg:x="16.113cm" svg:y="4.81cm">
          <draw:text-box>
            <text:p text:style-name="P5">Precond</text:p>
          </draw:text-box>
        </draw:frame>
        <draw:custom-shape draw:style-name="gr1" draw:text-style-name="P1" xml:id="id3" draw:id="id3" draw:layer="layout" svg:width="1.27cm" svg:height="1.27cm" svg:x="3.159cm" svg:y="2.27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xml:id="id4" draw:id="id4" draw:layer="layout" svg:width="1.27cm" svg:height="1.27cm" svg:x="4.81cm" svg:y="2.27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3" xml:id="id8" draw:id="id8" draw:layer="layout" svg:width="1.27cm" svg:height="1.27cm" svg:x="8.872cm" svg:y="6.112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3" xml:id="id10" draw:id="id10" draw:layer="layout" svg:width="1.27cm" svg:height="1.27cm" svg:x="10.398cm" svg:y="6.08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2" draw:text-style-name="P7" draw:layer="layout" draw:type="line" svg:x1="2.143cm" svg:y1="3.54cm" svg:x2="2.27cm" svg:y2="6.207cm" draw:start-shape="id1" draw:start-glue-point="6" draw:end-shape="id2" draw:end-glue-point="4" svg:d="M2143 3540l127 2667" svg:viewBox="0 0 128 2668">
          <text:p/>
        </draw:connector>
        <draw:connector draw:style-name="gr12" draw:text-style-name="P7" draw:layer="layout" draw:type="line" svg:x1="3.794cm" svg:y1="3.54cm" svg:x2="2.27cm" svg:y2="6.207cm" draw:start-shape="id3" draw:start-glue-point="6" draw:end-shape="id2" draw:end-glue-point="4" svg:d="M3794 3540l-1524 2667" svg:viewBox="0 0 1525 2668">
          <text:p/>
        </draw:connector>
        <draw:connector draw:style-name="gr12" draw:text-style-name="P7" draw:layer="layout" draw:type="line" svg:x1="5.445cm" svg:y1="3.54cm" svg:x2="2.27cm" svg:y2="6.207cm" draw:start-shape="id4" draw:start-glue-point="6" draw:end-shape="id2" draw:end-glue-point="4" svg:d="M5445 3540l-3175 2667" svg:viewBox="0 0 3176 2668">
          <text:p/>
        </draw:connector>
        <draw:connector draw:style-name="gr12" draw:text-style-name="P7" draw:layer="layout" draw:type="line" svg:x1="7.985cm" svg:y1="3.54cm" svg:x2="7.985cm" svg:y2="6.08cm" draw:start-shape="id5" draw:start-glue-point="8" draw:end-shape="id6" draw:end-glue-point="4" svg:d="M7985 3540v2540" svg:viewBox="0 0 1 2541">
          <text:p/>
        </draw:connector>
        <draw:connector draw:style-name="gr12" draw:text-style-name="P7" draw:layer="layout" draw:type="line" svg:x1="9.509cm" svg:y1="3.54cm" svg:x2="9.507cm" svg:y2="6.112cm" draw:start-shape="id7" draw:start-glue-point="8" draw:end-shape="id8" draw:end-glue-point="4" svg:d="M9509 3540l-2 2572" svg:viewBox="0 0 3 2573">
          <text:p/>
        </draw:connector>
        <draw:connector draw:style-name="gr12" draw:text-style-name="P7" draw:layer="layout" draw:type="line" svg:x1="11.033cm" svg:y1="3.54cm" svg:x2="11.033cm" svg:y2="6.08cm" draw:start-shape="id9" draw:start-glue-point="8" draw:end-shape="id10" draw:end-glue-point="4" svg:d="M11033 3540v2540" svg:viewBox="0 0 1 2541">
          <text:p/>
        </draw:connector>
        <draw:connector draw:style-name="gr12" draw:text-style-name="P7" draw:layer="layout" draw:type="line" svg:x1="5.445cm" svg:y1="3.54cm" svg:x2="5.953cm" svg:y2="6.207cm" draw:start-shape="id4" draw:start-glue-point="6" draw:end-shape="id11" draw:end-glue-point="4" svg:d="M5445 3540l508 2667" svg:viewBox="0 0 509 2668">
          <text:p/>
        </draw:connector>
        <draw:connector draw:style-name="gr12" draw:text-style-name="P7" draw:layer="layout" draw:type="line" svg:x1="3.794cm" svg:y1="3.54cm" svg:x2="5.953cm" svg:y2="6.207cm" draw:start-shape="id3" draw:start-glue-point="6" draw:end-shape="id11" draw:end-glue-point="4" svg:d="M3794 3540l2159 2667" svg:viewBox="0 0 2160 2668">
          <text:p/>
        </draw:connector>
        <draw:connector draw:style-name="gr12" draw:text-style-name="P7" draw:layer="layout" draw:type="line" svg:x1="2.143cm" svg:y1="3.54cm" svg:x2="5.953cm" svg:y2="6.207cm" draw:start-shape="id1" draw:start-glue-point="6" draw:end-shape="id11" draw:end-glue-point="4" svg:d="M2143 3540l3810 2667" svg:viewBox="0 0 3811 2668">
          <text:p/>
        </draw:connector>
        <draw:custom-shape draw:style-name="gr5" draw:text-style-name="P3" xml:id="id14" draw:id="id14" draw:layer="layout" svg:width="1.397cm" svg:height="1.27cm" svg:x="8.62cm" svg:y="10.398cm">
          <text:p/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5" draw:text-style-name="P3" xml:id="id12" draw:id="id12" draw:layer="layout" svg:width="1.397cm" svg:height="1.27cm" svg:x="3.794cm" svg:y="10.398cm">
          <text:p/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12" draw:text-style-name="P7" draw:layer="layout" draw:type="line" svg:x1="2.27cm" svg:y1="7.35cm" svg:x2="4.493cm" svg:y2="10.398cm" draw:start-shape="id2" draw:start-glue-point="6" draw:end-shape="id12" draw:end-glue-point="4" svg:d="M2270 7350l2223 3048" svg:viewBox="0 0 2224 3049">
          <text:p/>
        </draw:connector>
        <draw:connector draw:style-name="gr12" draw:text-style-name="P7" draw:layer="layout" draw:type="line" svg:x1="2.27cm" svg:y1="7.35cm" svg:x2="7.033cm" svg:y2="10.398cm" draw:start-shape="id2" draw:start-glue-point="6" draw:end-shape="id13" draw:end-glue-point="4" svg:d="M2270 7350l4763 3048" svg:viewBox="0 0 4764 3049">
          <text:p/>
        </draw:connector>
        <draw:connector draw:style-name="gr12" draw:text-style-name="P7" draw:layer="layout" draw:type="line" svg:x1="2.27cm" svg:y1="7.35cm" svg:x2="9.319cm" svg:y2="10.398cm" draw:start-shape="id2" draw:start-glue-point="6" draw:end-shape="id14" draw:end-glue-point="4" svg:d="M2270 7350l7049 3048" svg:viewBox="0 0 7050 3049">
          <text:p/>
        </draw:connector>
        <draw:connector draw:style-name="gr12" draw:text-style-name="P7" draw:layer="layout" draw:type="line" svg:x1="5.953cm" svg:y1="7.35cm" svg:x2="9.319cm" svg:y2="10.398cm" draw:start-shape="id11" draw:start-glue-point="6" draw:end-shape="id14" draw:end-glue-point="4" svg:d="M5953 7350l3366 3048" svg:viewBox="0 0 3367 3049">
          <text:p/>
        </draw:connector>
        <draw:connector draw:style-name="gr12" draw:text-style-name="P7" draw:layer="layout" draw:type="line" svg:x1="5.953cm" svg:y1="7.35cm" svg:x2="7.033cm" svg:y2="10.398cm" draw:start-shape="id11" draw:start-glue-point="6" draw:end-shape="id13" draw:end-glue-point="4" svg:d="M5953 7350l1080 3048" svg:viewBox="0 0 1081 3049">
          <text:p/>
        </draw:connector>
        <draw:connector draw:style-name="gr12" draw:text-style-name="P7" draw:layer="layout" draw:type="line" svg:x1="5.953cm" svg:y1="7.35cm" svg:x2="4.493cm" svg:y2="10.398cm" draw:start-shape="id11" draw:start-glue-point="6" draw:end-shape="id12" draw:end-glue-point="4" svg:d="M5953 7350l-1460 3048" svg:viewBox="0 0 1461 3049">
          <text:p/>
        </draw:connector>
        <draw:connector draw:style-name="gr12" draw:text-style-name="P7" draw:layer="layout" draw:type="line" svg:x1="7.985cm" svg:y1="7.35cm" svg:x2="4.493cm" svg:y2="10.398cm" draw:start-shape="id6" draw:start-glue-point="6" draw:end-shape="id12" draw:end-glue-point="4" svg:d="M7985 7350l-3492 3048" svg:viewBox="0 0 3493 3049">
          <text:p/>
        </draw:connector>
        <draw:connector draw:style-name="gr12" draw:text-style-name="P7" draw:layer="layout" draw:type="line" svg:x1="9.507cm" svg:y1="7.382cm" svg:x2="7.033cm" svg:y2="10.398cm" draw:start-shape="id8" draw:start-glue-point="6" draw:end-shape="id13" draw:end-glue-point="4" svg:d="M9507 7382l-2474 3016" svg:viewBox="0 0 2475 3017">
          <text:p/>
        </draw:connector>
        <draw:connector draw:style-name="gr12" draw:text-style-name="P7" draw:layer="layout" draw:type="line" svg:x1="11.033cm" svg:y1="7.35cm" svg:x2="9.319cm" svg:y2="10.398cm" draw:start-shape="id10" draw:start-glue-point="6" draw:end-shape="id14" draw:end-glue-point="4" svg:d="M11033 7350l-1714 3048" svg:viewBox="0 0 1715 3049">
          <text:p/>
        </draw:connector>
        <draw:custom-shape draw:style-name="gr13" draw:text-style-name="P8" xml:id="id15" draw:id="id15" draw:layer="layout" svg:width="1.27cm" svg:height="1.27cm" svg:x="1.508cm" svg:y="13.7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4" draw:text-style-name="P8" xml:id="id19" draw:id="id19" draw:layer="layout" svg:width="1.27cm" svg:height="1.397cm" svg:x="7.35cm" svg:y="13.573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8" xml:id="id23" draw:id="id23" draw:layer="layout" svg:width="1.27cm" svg:height="1.397cm" svg:x="10.398cm" svg:y="13.573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8" xml:id="id21" draw:id="id21" draw:layer="layout" svg:width="1.27cm" svg:height="1.397cm" svg:x="8.874cm" svg:y="13.573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5" draw:text-style-name="P8" xml:id="id20" draw:id="id20" draw:layer="layout" svg:width="1.27cm" svg:height="1.27cm" svg:x="7.35cm" svg:y="17.51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6" draw:text-style-name="P8" xml:id="id16" draw:id="id16" draw:layer="layout" svg:width="1.27cm" svg:height="1.143cm" svg:x="1.635cm" svg:y="17.637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16" draw:text-style-name="P8" xml:id="id25" draw:id="id25" draw:layer="layout" svg:width="1.27cm" svg:height="1.143cm" svg:x="5.318cm" svg:y="17.637cm">
          <text:p/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ustom-shape draw:style-name="gr17" draw:text-style-name="P8" xml:id="id27" draw:id="id27" draw:layer="layout" svg:width="1.397cm" svg:height="1.27cm" svg:x="6.334cm" svg:y="21.828cm">
          <text:p/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3" draw:text-style-name="P8" xml:id="id17" draw:id="id17" draw:layer="layout" svg:width="1.27cm" svg:height="1.27cm" svg:x="3.159cm" svg:y="13.7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3" draw:text-style-name="P8" xml:id="id18" draw:id="id18" draw:layer="layout" svg:width="1.27cm" svg:height="1.27cm" svg:x="4.81cm" svg:y="13.7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5" draw:text-style-name="P8" xml:id="id22" draw:id="id22" draw:layer="layout" svg:width="1.27cm" svg:height="1.27cm" svg:x="8.872cm" svg:y="17.542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5" draw:text-style-name="P8" xml:id="id24" draw:id="id24" draw:layer="layout" svg:width="1.27cm" svg:height="1.27cm" svg:x="10.398cm" svg:y="17.51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8" draw:text-style-name="P8" draw:layer="layout" draw:type="line" svg:x1="2.143cm" svg:y1="14.97cm" svg:x2="2.27cm" svg:y2="17.637cm" draw:start-shape="id15" draw:start-glue-point="6" draw:end-shape="id16" draw:end-glue-point="4" svg:d="M2143 14970l127 2667" svg:viewBox="0 0 128 2668">
          <text:p/>
        </draw:connector>
        <draw:connector draw:style-name="gr18" draw:text-style-name="P8" draw:layer="layout" draw:type="line" svg:x1="3.794cm" svg:y1="14.97cm" svg:x2="2.27cm" svg:y2="17.637cm" draw:start-shape="id17" draw:start-glue-point="6" draw:end-shape="id16" draw:end-glue-point="4" svg:d="M3794 14970l-1524 2667" svg:viewBox="0 0 1525 2668">
          <text:p/>
        </draw:connector>
        <draw:connector draw:style-name="gr18" draw:text-style-name="P8" draw:layer="layout" draw:type="line" svg:x1="5.445cm" svg:y1="14.97cm" svg:x2="2.27cm" svg:y2="17.637cm" draw:start-shape="id18" draw:start-glue-point="6" draw:end-shape="id16" draw:end-glue-point="4" svg:d="M5445 14970l-3175 2667" svg:viewBox="0 0 3176 2668">
          <text:p/>
        </draw:connector>
        <draw:connector draw:style-name="gr18" draw:text-style-name="P8" draw:layer="layout" draw:type="line" svg:x1="7.985cm" svg:y1="14.97cm" svg:x2="7.985cm" svg:y2="17.51cm" draw:start-shape="id19" draw:start-glue-point="8" draw:end-shape="id20" draw:end-glue-point="4" svg:d="M7985 14970v2540" svg:viewBox="0 0 1 2541">
          <text:p/>
        </draw:connector>
        <draw:connector draw:style-name="gr18" draw:text-style-name="P8" draw:layer="layout" draw:type="line" svg:x1="9.509cm" svg:y1="14.97cm" svg:x2="9.507cm" svg:y2="17.542cm" draw:start-shape="id21" draw:start-glue-point="8" draw:end-shape="id22" draw:end-glue-point="4" svg:d="M9509 14970l-2 2572" svg:viewBox="0 0 3 2573">
          <text:p/>
        </draw:connector>
        <draw:connector draw:style-name="gr18" draw:text-style-name="P8" draw:layer="layout" draw:type="line" svg:x1="11.033cm" svg:y1="14.97cm" svg:x2="11.033cm" svg:y2="17.51cm" draw:start-shape="id23" draw:start-glue-point="8" draw:end-shape="id24" draw:end-glue-point="4" svg:d="M11033 14970v2540" svg:viewBox="0 0 1 2541">
          <text:p/>
        </draw:connector>
        <draw:connector draw:style-name="gr18" draw:text-style-name="P8" draw:layer="layout" draw:type="line" svg:x1="5.445cm" svg:y1="14.97cm" svg:x2="5.953cm" svg:y2="17.637cm" draw:start-shape="id18" draw:start-glue-point="6" draw:end-shape="id25" draw:end-glue-point="4" svg:d="M5445 14970l508 2667" svg:viewBox="0 0 509 2668">
          <text:p/>
        </draw:connector>
        <draw:connector draw:style-name="gr18" draw:text-style-name="P8" draw:layer="layout" draw:type="line" svg:x1="3.794cm" svg:y1="14.97cm" svg:x2="5.953cm" svg:y2="17.637cm" draw:start-shape="id17" draw:start-glue-point="6" draw:end-shape="id25" draw:end-glue-point="4" svg:d="M3794 14970l2159 2667" svg:viewBox="0 0 2160 2668">
          <text:p/>
        </draw:connector>
        <draw:connector draw:style-name="gr18" draw:text-style-name="P8" draw:layer="layout" draw:type="line" svg:x1="2.143cm" svg:y1="14.97cm" svg:x2="5.953cm" svg:y2="17.637cm" draw:start-shape="id15" draw:start-glue-point="6" draw:end-shape="id25" draw:end-glue-point="4" svg:d="M2143 14970l3810 2667" svg:viewBox="0 0 3811 2668">
          <text:p/>
        </draw:connector>
        <draw:custom-shape draw:style-name="gr17" draw:text-style-name="P8" xml:id="id28" draw:id="id28" draw:layer="layout" svg:width="1.397cm" svg:height="1.27cm" svg:x="8.62cm" svg:y="21.828cm">
          <text:p/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7" draw:text-style-name="P8" xml:id="id26" draw:id="id26" draw:layer="layout" svg:width="1.397cm" svg:height="1.27cm" svg:x="3.794cm" svg:y="21.828cm">
          <text:p/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18" draw:text-style-name="P8" draw:layer="layout" draw:type="line" svg:x1="2.27cm" svg:y1="18.78cm" svg:x2="4.493cm" svg:y2="21.828cm" draw:start-shape="id16" draw:start-glue-point="6" draw:end-shape="id26" draw:end-glue-point="4" svg:d="M2270 18780l2223 3048" svg:viewBox="0 0 2224 3049">
          <text:p/>
        </draw:connector>
        <draw:connector draw:style-name="gr18" draw:text-style-name="P8" draw:layer="layout" draw:type="line" svg:x1="2.27cm" svg:y1="18.78cm" svg:x2="7.033cm" svg:y2="21.828cm" draw:start-shape="id16" draw:start-glue-point="6" draw:end-shape="id27" draw:end-glue-point="4" svg:d="M2270 18780l4763 3048" svg:viewBox="0 0 4764 3049">
          <text:p/>
        </draw:connector>
        <draw:connector draw:style-name="gr18" draw:text-style-name="P8" draw:layer="layout" draw:type="line" svg:x1="2.27cm" svg:y1="18.78cm" svg:x2="9.319cm" svg:y2="21.828cm" draw:start-shape="id16" draw:start-glue-point="6" draw:end-shape="id28" draw:end-glue-point="4" svg:d="M2270 18780l7049 3048" svg:viewBox="0 0 7050 3049">
          <text:p/>
        </draw:connector>
        <draw:connector draw:style-name="gr18" draw:text-style-name="P8" draw:layer="layout" draw:type="line" svg:x1="5.953cm" svg:y1="18.78cm" svg:x2="9.319cm" svg:y2="21.828cm" draw:start-shape="id25" draw:start-glue-point="6" draw:end-shape="id28" draw:end-glue-point="4" svg:d="M5953 18780l3366 3048" svg:viewBox="0 0 3367 3049">
          <text:p/>
        </draw:connector>
        <draw:connector draw:style-name="gr18" draw:text-style-name="P8" draw:layer="layout" draw:type="line" svg:x1="5.953cm" svg:y1="18.78cm" svg:x2="7.033cm" svg:y2="21.828cm" draw:start-shape="id25" draw:start-glue-point="6" draw:end-shape="id27" draw:end-glue-point="4" svg:d="M5953 18780l1080 3048" svg:viewBox="0 0 1081 3049">
          <text:p/>
        </draw:connector>
        <draw:connector draw:style-name="gr18" draw:text-style-name="P8" draw:layer="layout" draw:type="line" svg:x1="5.953cm" svg:y1="18.78cm" svg:x2="4.493cm" svg:y2="21.828cm" draw:start-shape="id25" draw:start-glue-point="6" draw:end-shape="id26" draw:end-glue-point="4" svg:d="M5953 18780l-1460 3048" svg:viewBox="0 0 1461 3049">
          <text:p/>
        </draw:connector>
        <draw:connector draw:style-name="gr18" draw:text-style-name="P8" draw:layer="layout" draw:type="line" svg:x1="7.985cm" svg:y1="18.78cm" svg:x2="4.493cm" svg:y2="21.828cm" draw:start-shape="id20" draw:start-glue-point="6" draw:end-shape="id26" draw:end-glue-point="4" svg:d="M7985 18780l-3492 3048" svg:viewBox="0 0 3493 3049">
          <text:p/>
        </draw:connector>
        <draw:connector draw:style-name="gr18" draw:text-style-name="P8" draw:layer="layout" draw:type="line" svg:x1="9.507cm" svg:y1="18.812cm" svg:x2="7.033cm" svg:y2="21.828cm" draw:start-shape="id22" draw:start-glue-point="6" draw:end-shape="id27" draw:end-glue-point="4" svg:d="M9507 18812l-2474 3016" svg:viewBox="0 0 2475 3017">
          <text:p/>
        </draw:connector>
        <draw:connector draw:style-name="gr18" draw:text-style-name="P8" draw:layer="layout" draw:type="line" svg:x1="11.033cm" svg:y1="18.78cm" svg:x2="9.319cm" svg:y2="21.828cm" draw:start-shape="id24" draw:start-glue-point="6" draw:end-shape="id28" draw:end-glue-point="4" svg:d="M11033 18780l-1714 3048" svg:viewBox="0 0 1715 3049">
          <text:p/>
        </draw:connector>
        <draw:connector draw:style-name="gr12" draw:text-style-name="P7" draw:layer="layout" draw:type="line" svg:x1="4.493cm" svg:y1="11.668cm" svg:x2="2.143cm" svg:y2="13.7cm" draw:start-shape="id12" draw:start-glue-point="6" draw:end-shape="id15" draw:end-glue-point="4" svg:d="M4493 11668l-2350 2032" svg:viewBox="0 0 2351 2033">
          <text:p/>
        </draw:connector>
        <draw:connector draw:style-name="gr12" draw:text-style-name="P7" draw:layer="layout" draw:type="line" svg:x1="7.033cm" svg:y1="11.668cm" svg:x2="3.794cm" svg:y2="13.7cm" draw:start-shape="id13" draw:start-glue-point="6" draw:end-shape="id17" draw:end-glue-point="4" svg:d="M7033 11668l-3239 2032" svg:viewBox="0 0 3240 2033">
          <text:p/>
        </draw:connector>
        <draw:connector draw:style-name="gr12" draw:text-style-name="P7" draw:layer="layout" draw:type="line" svg:x1="9.319cm" svg:y1="11.668cm" svg:x2="5.445cm" svg:y2="13.7cm" draw:start-shape="id14" draw:start-glue-point="6" draw:end-shape="id18" draw:end-glue-point="4" svg:d="M9319 11668l-3874 2032" svg:viewBox="0 0 3875 2033">
          <text:p/>
        </draw:connector>
        <draw:connector draw:style-name="gr12" draw:text-style-name="P7" draw:layer="layout" draw:type="line" svg:x1="4.493cm" svg:y1="11.668cm" svg:x2="7.985cm" svg:y2="13.573cm" draw:start-shape="id12" draw:start-glue-point="6" draw:end-shape="id19" draw:end-glue-point="4" svg:d="M4493 11668l3492 1905" svg:viewBox="0 0 3493 1906">
          <text:p/>
        </draw:connector>
        <draw:connector draw:style-name="gr12" draw:text-style-name="P7" draw:layer="layout" draw:type="line" svg:x1="7.033cm" svg:y1="11.668cm" svg:x2="9.509cm" svg:y2="13.573cm" draw:start-shape="id13" draw:start-glue-point="6" draw:end-shape="id21" draw:end-glue-point="4" svg:d="M7033 11668l2476 1905" svg:viewBox="0 0 2477 1906">
          <text:p/>
        </draw:connector>
        <draw:connector draw:style-name="gr12" draw:text-style-name="P7" draw:layer="layout" draw:type="line" svg:x1="9.319cm" svg:y1="11.668cm" svg:x2="11.033cm" svg:y2="13.573cm" draw:start-shape="id14" draw:start-glue-point="6" draw:end-shape="id23" draw:end-glue-point="4" svg:d="M9319 11668l1714 1905" svg:viewBox="0 0 1715 1906">
          <text:p/>
        </draw:connector>
        <draw:connector draw:style-name="gr12" draw:text-style-name="P7" draw:layer="layout" draw:type="line" svg:x1="7.985cm" svg:y1="3.54cm" svg:x2="9.507cm" svg:y2="6.112cm" draw:start-shape="id5" draw:start-glue-point="8" draw:end-shape="id8" draw:end-glue-point="4" svg:d="M7985 3540l1522 2572" svg:viewBox="0 0 1523 2573">
          <text:p/>
        </draw:connector>
        <draw:connector draw:style-name="gr12" draw:text-style-name="P7" draw:layer="layout" draw:type="line" svg:x1="7.985cm" svg:y1="3.54cm" svg:x2="11.033cm" svg:y2="6.08cm" draw:start-shape="id5" draw:start-glue-point="8" draw:end-shape="id10" draw:end-glue-point="4" svg:d="M7985 3540l3048 2540" svg:viewBox="0 0 3049 2541">
          <text:p/>
        </draw:connector>
        <draw:connector draw:style-name="gr12" draw:text-style-name="P7" draw:layer="layout" draw:type="line" svg:x1="9.508cm" svg:y1="3.52cm" svg:x2="7.985cm" svg:y2="6.08cm" draw:end-shape="id6" draw:end-glue-point="4" svg:d="M9508 3520l-1523 2560" svg:viewBox="0 0 1524 2561">
          <text:p/>
        </draw:connector>
        <draw:connector draw:style-name="gr12" draw:text-style-name="P7" draw:layer="layout" draw:type="line" svg:x1="9.508cm" svg:y1="3.52cm" svg:x2="11.033cm" svg:y2="6.08cm" draw:end-shape="id10" draw:end-glue-point="4" svg:d="M9508 3520l1525 2560" svg:viewBox="0 0 1526 2561">
          <text:p/>
        </draw:connector>
        <draw:connector draw:style-name="gr12" draw:text-style-name="P7" draw:layer="layout" draw:type="line" svg:x1="11.033cm" svg:y1="3.52cm" svg:x2="7.985cm" svg:y2="6.08cm" draw:end-shape="id6" draw:end-glue-point="4" svg:d="M11033 3520l-3048 2560" svg:viewBox="0 0 3049 2561">
          <text:p/>
        </draw:connector>
        <draw:connector draw:style-name="gr12" draw:text-style-name="P7" draw:layer="layout" draw:type="line" svg:x1="11.033cm" svg:y1="3.52cm" svg:x2="9.507cm" svg:y2="6.112cm" draw:end-shape="id8" draw:end-glue-point="4" svg:d="M11033 3520l-1526 2592" svg:viewBox="0 0 1527 2593">
          <text:p/>
        </draw:connector>
        <draw:connector draw:style-name="gr18" draw:text-style-name="P8" draw:layer="layout" draw:type="line" svg:x1="7.985cm" svg:y1="14.95cm" svg:x2="9.507cm" svg:y2="17.542cm" draw:end-shape="id22" draw:end-glue-point="4" svg:d="M7985 14950l1522 2592" svg:viewBox="0 0 1523 2593">
          <text:p/>
        </draw:connector>
        <draw:connector draw:style-name="gr18" draw:text-style-name="P8" draw:layer="layout" draw:type="line" svg:x1="7.985cm" svg:y1="14.95cm" svg:x2="11.033cm" svg:y2="17.51cm" draw:end-shape="id24" draw:end-glue-point="4" svg:d="M7985 14950l3048 2560" svg:viewBox="0 0 3049 2561">
          <text:p/>
        </draw:connector>
        <draw:connector draw:style-name="gr18" draw:text-style-name="P8" draw:layer="layout" draw:type="line" svg:x1="9.508cm" svg:y1="14.95cm" svg:x2="7.985cm" svg:y2="17.51cm" draw:end-shape="id20" draw:end-glue-point="4" svg:d="M9508 14950l-1523 2560" svg:viewBox="0 0 1524 2561">
          <text:p/>
        </draw:connector>
        <draw:connector draw:style-name="gr18" draw:text-style-name="P8" draw:layer="layout" draw:type="line" svg:x1="9.508cm" svg:y1="14.95cm" svg:x2="11.033cm" svg:y2="17.51cm" draw:end-shape="id24" draw:end-glue-point="4" svg:d="M9508 14950l1525 2560" svg:viewBox="0 0 1526 2561">
          <text:p/>
        </draw:connector>
        <draw:connector draw:style-name="gr18" draw:text-style-name="P8" draw:layer="layout" draw:type="line" svg:x1="11.033cm" svg:y1="14.95cm" svg:x2="7.985cm" svg:y2="17.51cm" draw:end-shape="id20" draw:end-glue-point="4" svg:d="M11033 14950l-3048 2560" svg:viewBox="0 0 3049 2561">
          <text:p/>
        </draw:connector>
        <draw:connector draw:style-name="gr18" draw:text-style-name="P8" draw:layer="layout" draw:type="line" svg:x1="11.033cm" svg:y1="14.95cm" svg:x2="9.507cm" svg:y2="17.542cm" draw:end-shape="id22" draw:end-glue-point="4" svg:d="M11033 14950l-1526 2592" svg:viewBox="0 0 1527 259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8T17:20:58.815171652</meta:creation-date>
    <dc:date>2017-06-05T00:34:47.417153624</dc:date>
    <meta:editing-duration>PT28M50S</meta:editing-duration>
    <meta:editing-cycles>20</meta:editing-cycles>
    <meta:generator>LibreOffice/5.3.3.2$Linux_X86_64 LibreOffice_project/30m0$Build-2</meta:generator>
    <meta:document-statistic meta:object-count="94"/>
  </office:meta>
</office:document-meta>
</file>